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.9846in" fo:margin-right="0in" fo:text-indent="0in" style:auto-text-indent="false"/>
      <style:text-properties fo:color="#f10d0c" style:rfc-language-tag="sr-Latn" fo:language="sr" fo:script="Latn" officeooo:rsid="00174a76" officeooo:paragraph-rsid="00174a76"/>
    </style:style>
    <style:style style:name="P2" style:family="paragraph" style:parent-style-name="Standard">
      <style:paragraph-properties fo:margin-left="0.9846in" fo:margin-right="0in" fo:text-indent="0in" style:auto-text-indent="false"/>
      <style:text-properties style:rfc-language-tag="sr-Latn" fo:language="sr" fo:script="Latn" officeooo:paragraph-rsid="00174a76"/>
    </style:style>
    <style:style style:name="P3" style:family="paragraph" style:parent-style-name="Horizontal_20_Line">
      <style:text-properties style:rfc-language-tag="sr-Latn" fo:language="sr" fo:script="Latn"/>
    </style:style>
    <style:style style:name="P4" style:family="paragraph" style:parent-style-name="Title">
      <style:text-properties style:rfc-language-tag="sr-Latn" fo:language="sr" fo:script="Latn" officeooo:rsid="001b8393" officeooo:paragraph-rsid="001b8393"/>
    </style:style>
    <style:style style:name="P5" style:family="paragraph" style:parent-style-name="Standard" style:list-style-name="L1">
      <style:text-properties style:rfc-language-tag="sr-Latn" fo:language="sr" fo:script="Latn" officeooo:rsid="000e39f1" officeooo:paragraph-rsid="000e39f1"/>
    </style:style>
    <style:style style:name="P6" style:family="paragraph" style:parent-style-name="Standard" style:list-style-name="L2">
      <style:text-properties style:rfc-language-tag="sr-Latn" fo:language="sr" fo:script="Latn" officeooo:rsid="000e39f1" officeooo:paragraph-rsid="000e39f1"/>
    </style:style>
    <style:style style:name="P7" style:family="paragraph" style:parent-style-name="Standard" style:list-style-name="L2">
      <style:text-properties style:rfc-language-tag="sr-Latn" fo:language="sr" fo:script="Latn" officeooo:rsid="0011c4da" officeooo:paragraph-rsid="0011c4da"/>
    </style:style>
    <style:style style:name="P8" style:family="paragraph" style:parent-style-name="Standard" style:list-style-name="L2">
      <style:text-properties style:rfc-language-tag="sr-Latn" fo:language="sr" fo:script="Latn" officeooo:rsid="000c7ae4" officeooo:paragraph-rsid="000c7ae4"/>
    </style:style>
    <style:style style:name="P9" style:family="paragraph" style:parent-style-name="Standard" style:list-style-name="L2">
      <style:text-properties style:rfc-language-tag="sr-Latn" fo:language="sr" fo:script="Latn" officeooo:rsid="000c7ae4" officeooo:paragraph-rsid="00174a76"/>
    </style:style>
    <style:style style:name="P10" style:family="paragraph" style:parent-style-name="Standard" style:list-style-name="L2">
      <style:text-properties style:rfc-language-tag="sr-Latn" fo:language="sr" fo:script="Latn" officeooo:rsid="001221e8" officeooo:paragraph-rsid="001221e8"/>
    </style:style>
    <style:style style:name="P11" style:family="paragraph" style:parent-style-name="Standard" style:list-style-name="L2">
      <style:text-properties style:rfc-language-tag="sr-Latn" fo:language="sr" fo:script="Latn" officeooo:rsid="0013e7df" officeooo:paragraph-rsid="0013e7df"/>
    </style:style>
    <style:style style:name="P12" style:family="paragraph" style:parent-style-name="Standard" style:list-style-name="L2">
      <style:text-properties style:rfc-language-tag="sr-Latn" fo:language="sr" fo:script="Latn" officeooo:rsid="0015a12a" officeooo:paragraph-rsid="0015a12a"/>
    </style:style>
    <style:style style:name="P13" style:family="paragraph" style:parent-style-name="Standard" style:list-style-name="L3">
      <style:text-properties style:rfc-language-tag="sr-Latn" fo:language="sr" fo:script="Latn"/>
    </style:style>
    <style:style style:name="P14" style:family="paragraph" style:parent-style-name="Standard" style:list-style-name="L3">
      <style:text-properties style:rfc-language-tag="sr-Latn" fo:language="sr" fo:script="Latn" officeooo:rsid="001b8393" officeooo:paragraph-rsid="001b8393"/>
    </style:style>
    <style:style style:name="P15" style:family="paragraph" style:parent-style-name="Standard">
      <style:paragraph-properties fo:margin-left="0.9846in" fo:margin-right="0in" fo:text-indent="0in" style:auto-text-indent="false"/>
      <style:text-properties fo:color="#f10d0c" style:rfc-language-tag="sr-Latn" fo:language="sr" fo:script="Latn" officeooo:rsid="0015a12a" officeooo:paragraph-rsid="00174a7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fo:color="#2a6099" officeooo:rsid="00174a76"/>
    </style:style>
    <style:style style:name="T4" style:family="text">
      <style:text-properties fo:color="#2a6099" officeooo:rsid="001cecf2"/>
    </style:style>
    <style:style style:name="T5" style:family="text">
      <style:text-properties officeooo:rsid="001b8393"/>
    </style:style>
    <style:style style:name="T6" style:family="text">
      <style:text-properties officeooo:rsid="001cecf2"/>
    </style:style>
    <style:style style:name="T7" style:family="text">
      <style:text-properties officeooo:rsid="001fa2b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Logika - odgovaranje</text:p>
      <text:list xml:id="list1897313032" text:style-name="L1">
        <text:list-item>
          <text:p text:style-name="P5">Filozofija je nauka, ali i veština i stil života. Bavi se svim oblastima ljudskog delovanja, kako u profesionalnom, tako i u privatnom životu.</text:p>
        </text:list-item>
      </text:list>
      <text:list xml:id="list1559483151" text:style-name="L2">
        <text:list-item>
          <text:p text:style-name="P6">Logika je disciplina filozofije.</text:p>
        </text:list-item>
        <text:list-item>
          <text:p text:style-name="P6">Logika se bavi pravilima ispravnog mišljenja i zaključivanja.</text:p>
        </text:list-item>
        <text:list-item>
          <text:p text:style-name="P6">Tvorac logike je Aristotel.</text:p>
        </text:list-item>
      </text:list>
      <text:p text:style-name="P3"/>
      <text:list xml:id="list230917081821375" text:continue-numbering="true" text:style-name="L2">
        <text:list-item>
          <text:p text:style-name="P7">Predmet logike je svest.</text:p>
        </text:list-item>
        <text:list-item>
          <text:p text:style-name="P8">Mišljenje je subjektivna psihička funkcija.</text:p>
        </text:list-item>
        <text:list-item>
          <text:p text:style-name="P8">Mišljenje najpre se pojavljuje kao zamišljanje pojma, zatim spajanje pojmova u sudu, a onda izvođenjem zaključka iz suda.</text:p>
        </text:list-item>
        <text:list-item>
          <text:p text:style-name="P10">Forme mišljenja:</text:p>
          <text:list>
            <text:list-item>
              <text:p text:style-name="P11"><text:span text:style-name="T2">Pojmovi</text:span> su osnovna jedinica građe naših misli.</text:p>
            </text:list-item>
            <text:list-item>
              <text:p text:style-name="P11"><text:span text:style-name="T2">Sud</text:span> je u logici naziv za ličnu pretpostavku ili stav o nečemu.</text:p>
            </text:list-item>
            <text:list-item>
              <text:p text:style-name="P11">Na osnovu tih pretpostavki, mi na kraju donosimo <text:span text:style-name="T2">zaključke</text:span> kao krajnji rezultat našeg mišljenja.</text:p>
            </text:list-item>
          </text:list>
        </text:list-item>
      </text:list>
      <text:p text:style-name="P3"/>
      <text:list xml:id="list230917329958548" text:continue-numbering="true" text:style-name="L2">
        <text:list-item>
          <text:p text:style-name="P12">Forme zaključivanja:</text:p>
          <text:list>
            <text:list-item>
              <text:p text:style-name="P12"><text:span text:style-name="T1">Premise</text:span> su sudovi koje se u formi nalaze na početku i iz njih na kraju sledi zaključak.</text:p>
            </text:list-item>
            <text:list-item>
              <text:p text:style-name="P12">Zaključak ovde nazivamo <text:span text:style-name="T1">konkluzija</text:span>.</text:p>
            </text:list-item>
          </text:list>
        </text:list-item>
        <text:list-item>
          <text:p text:style-name="P9">Dati neki primer forme zaključivanja koji nije u lekciji.</text:p>
        </text:list-item>
      </text:list>
      <text:p text:style-name="P15">1. Svi sisari su toplokrvni.</text:p>
      <text:p text:style-name="P1">2. <text:span text:style-name="T6">Atanackov je sisar</text:span>.</text:p>
      <text:p text:style-name="P2"><text:span text:style-name="T3">3. </text:span><text:span text:style-name="T4">Atanackov je toplokrvan</text:span><text:span text:style-name="T3">.</text:span></text:p>
      <text:p text:style-name="P3"/>
      <text:list xml:id="list3192603947" text:style-name="L3">
        <text:list-item>
          <text:p text:style-name="P13">Valjanost se odnosi na celokupnu formu zaključivanja, a istinitosna vrednost na delove te forme.</text:p>
        </text:list-item>
        <text:list-item>
          <text:p text:style-name="P13">Da je forma zaključivanja valjana znači da imamo nužno usleđivanje konkluzije.<text:line-break/>Da je premisa ili konkluzija istinita ili lažna <text:span text:style-name="T7">zavisi od dokaza.</text:span></text:p>
        </text:list-item>
        <text:list-item>
          <text:p text:style-name="P14">Kroz primer objasniti valjanost i istinitosnu vrednos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7T20:13:25.749091831</meta:creation-date>
    <dc:date>2020-09-27T23:09:16.507867189</dc:date>
    <meta:editing-duration>PT7M5S</meta:editing-duration>
    <meta:editing-cycles>2</meta:editing-cycles>
    <meta:generator>LibreOffice/6.1.5.2$Linux_X86_64 LibreOffice_project/10$Build-2</meta:generator>
    <meta:document-statistic meta:table-count="0" meta:image-count="0" meta:object-count="0" meta:page-count="1" meta:paragraph-count="22" meta:word-count="210" meta:character-count="1279" meta:non-whitespace-character-count="1109"/>
  </office:meta>
</office:document-meta>
</file>